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libri" fo:font-weight="bold" officeooo:rsid="001eccd0" officeooo:paragraph-rsid="001eccd0" style:font-weight-asian="bold" style:font-weight-complex="bold"/>
    </style:style>
    <style:style style:name="P2" style:family="paragraph" style:parent-style-name="Text_20_body">
      <style:text-properties style:font-name="Calibri" style:text-underline-style="none" fo:font-weight="normal" officeooo:rsid="001eccd0" officeooo:paragraph-rsid="001eccd0" style:font-weight-asian="normal" style:font-weight-complex="normal"/>
    </style:style>
    <style:style style:name="P3" style:family="paragraph" style:parent-style-name="Text_20_body">
      <style:text-properties style:font-name="Calibri" style:text-underline-style="none" fo:font-weight="normal" officeooo:rsid="001eccd0" officeooo:paragraph-rsid="001fd720" style:font-weight-asian="normal" style:font-weight-complex="normal"/>
    </style:style>
    <style:style style:name="P4" style:family="paragraph" style:parent-style-name="Text_20_body">
      <style:text-properties style:font-name="Calibri" fo:font-weight="normal" officeooo:rsid="001eccd0" officeooo:paragraph-rsid="001eccd0" style:font-weight-asian="normal" style:font-weight-complex="normal"/>
    </style:style>
    <style:style style:name="P5" style:family="paragraph" style:parent-style-name="Text_20_body">
      <style:text-properties style:font-name="Calibri" fo:font-weight="normal" officeooo:rsid="001eccd0" officeooo:paragraph-rsid="00225f0c" style:font-weight-asian="normal" style:font-weight-complex="normal"/>
    </style:style>
    <style:style style:name="P6" style:family="paragraph" style:parent-style-name="Text_20_body">
      <style:text-properties style:font-name="Calibri" fo:font-weight="normal" officeooo:rsid="001fd720" officeooo:paragraph-rsid="001fd720" style:font-weight-asian="normal" style:font-weight-complex="normal"/>
    </style:style>
    <style:style style:name="P7" style:family="paragraph" style:parent-style-name="Standard">
      <style:text-properties style:font-name="Calibri"/>
    </style:style>
    <style:style style:name="P8" style:family="paragraph" style:parent-style-name="Standard">
      <style:paragraph-properties fo:text-align="center" style:justify-single-word="false"/>
      <style:text-properties style:font-name="Calibri" fo:font-size="16pt" fo:font-weight="normal" officeooo:rsid="001eccd0" officeooo:paragraph-rsid="001eccd0" style:font-size-asian="14pt" style:font-weight-asian="normal" style:font-size-complex="16pt" style:font-weight-complex="normal"/>
    </style:style>
    <style:style style:name="P9" style:family="paragraph" style:parent-style-name="Text_20_body" style:list-style-name="L1">
      <style:text-properties style:font-name="Calibri" style:text-underline-style="solid" style:text-underline-width="auto" style:text-underline-color="font-color" fo:font-weight="bold" officeooo:rsid="001eccd0" officeooo:paragraph-rsid="001eccd0" style:font-weight-asian="bold" style:font-weight-complex="bold"/>
    </style:style>
    <style:style style:name="P10" style:family="paragraph" style:parent-style-name="Text_20_body" style:list-style-name="L1">
      <style:text-properties style:font-name="Calibri" fo:font-weight="bold" officeooo:rsid="001eccd0" officeooo:paragraph-rsid="001eccd0"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officeooo:rsid="001fd720"/>
    </style:style>
    <style:style style:name="T3" style:family="text">
      <style:text-properties officeooo:rsid="00213555"/>
    </style:style>
    <style:style style:name="T4" style:family="text">
      <style:text-properties officeooo:rsid="00225f0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Ejercicio 1 sobre XPath ]</text:p>
      <text:p text:style-name="P7"/>
      <text:list text:style-name="L1">
        <text:list-item>
          <text:p text:style-name="P9">Las facturas que tenían algún descuento. <text:s text:c="89"/></text:p>
        </text:list-item>
      </text:list>
      <text:p text:style-name="P2">//factura[@descuento]</text:p>
      <text:list text:continue-numbering="true" text:style-name="L1">
        <text:list-item>
          <text:p text:style-name="P9">Las facturas anteriores al año en curso. <text:s text:c="93"/></text:p>
        </text:list-item>
      </text:list>
      <text:p text:style-name="P4">//factura[@fecha&lt;"2023-00-00"]</text:p>
      <text:list text:continue-numbering="true" text:style-name="L1">
        <text:list-item>
          <text:p text:style-name="P9">El número de facturas a las que se les aplicó un descuento mayor del 5%. <text:s text:c="31"/></text:p>
        </text:list-item>
      </text:list>
      <text:p text:style-name="P3">//factura[@descuento][@descuento&gt;5]</text:p>
      <text:list text:continue-numbering="true" text:style-name="L1">
        <text:list-item>
          <text:p text:style-name="P9">Las facturas con cinco productos diferentes. <text:s text:c="83"/></text:p>
        </text:list-item>
      </text:list>
      <text:p text:style-name="P4">//factura[count(/item)=5]</text:p>
      <text:list text:continue-numbering="true" text:style-name="L1">
        <text:list-item>
          <text:p text:style-name="P9">Las facturas en las que se facturó el producto «p01». <text:s text:c="67"/></text:p>
        </text:list-item>
      </text:list>
      <text:p text:style-name="P6">//factura[item/@producto = "p01"]</text:p>
      <text:list text:continue-numbering="true" text:style-name="L1">
        <text:list-item>
          <text:p text:style-name="P9">Los clientes que viven en Isla Cristina. <text:s text:c="94"/></text:p>
        </text:list-item>
      </text:list>
      <text:p text:style-name="P4">//cliente[<text:span text:style-name="T2">poblacion</text:span> = "Isla Cristina"]</text:p>
      <text:list text:continue-numbering="true" text:style-name="L1">
        <text:list-item>
          <text:p text:style-name="P9">Los clientes que viven en la provincia de Huelva (el código postal puede servir para ello). <text:s/></text:p>
        </text:list-item>
      </text:list>
      <text:p text:style-name="P4">//cliente<text:span text:style-name="T2">[</text:span>cp &gt; "<text:span text:style-name="T3">20</text:span>999"][cp &lt; "21008]</text:p>
      <text:list text:continue-numbering="true" text:style-name="L1">
        <text:list-item>
          <text:p text:style-name="P9">Los nombres de los productos con IVA superreducido. <text:s text:c="65"/></text:p>
        </text:list-item>
      </text:list>
      <text:p text:style-name="P4">//producto[@iva = "superreducido"]</text:p>
      <text:list text:continue-numbering="true" text:style-name="L1">
        <text:list-item>
          <text:p text:style-name="P9">El número de productos que tienen un IVA superreducido. <text:s text:c="57"/></text:p>
        </text:list-item>
      </text:list>
      <text:p text:style-name="P4">count(//producto[@iva = "superreducido"])</text:p>
      <text:list text:continue-numbering="true" text:style-name="L1">
        <text:list-item>
          <text:p text:style-name="P10">Todas las facturas en las que el número total de artículos comprados fuese de más de 10. Para que tenga sentido esta pregunta, hágase la suposición de que todos los productos <text:span text:style-name="T1">que se venden, se venden por unidades. <text:s text:c="89"/></text:span></text:p>
        </text:list-item>
      </text:list>
      <text:p text:style-name="P4">//factura[sum(item/@cantidad)&gt;10]</text:p>
      <text:list text:continue-numbering="true" text:style-name="L1">
        <text:list-item>
          <text:p text:style-name="P9">El número de facturas emitidas en noviembre de 2012. <text:s text:c="63"/></text:p>
        </text:list-item>
      </text:list>
      <text:p text:style-name="P4"><text:span text:style-name="T3">count(</text:span>//factura[@fecha <text:s/>&gt; "2012-11-00"][@fecha &lt; "2012-12-00]<text:span text:style-name="T3">)</text:span></text:p>
      <text:list text:continue-numbering="true" text:style-name="L1">
        <text:list-item>
          <text:p text:style-name="P9">El número de facturas que sólo contienen un producto. <text:s text:c="62"/></text:p>
        </text:list-item>
      </text:list>
      <text:p text:style-name="P4">//factura[count(item)=1]</text:p>
      <text:list text:continue-numbering="true" text:style-name="L1">
        <text:list-item>
          <text:p text:style-name="P9">Los productos que se han vendido al menos una vez. <text:s text:c="67"/></text:p>
        </text:list-item>
      </text:list>
      <text:p text:style-name="P4">//producto[@codigo = //item/@producto]</text:p>
      <text:p text:style-name="P1"/>
      <text:p text:style-name="P1"/>
      <text:list text:continue-numbering="true" text:style-name="L1">
        <text:list-item>
          <text:p text:style-name="P9"><text:soft-page-break/>Las facturas a nombre de Perico de los Palotes. <text:s text:c="77"/></text:p>
        </text:list-item>
      </text:list>
      <text:p text:style-name="P4"><text:tab/></text:p>
      <text:list text:continue-numbering="true" text:style-name="L1">
        <text:list-item>
          <text:p text:style-name="P9">L<text:span text:style-name="T4">o</text:span>s productos de la factura con identificador «f01» cuyo IVA es normal. <text:s text:c="33"/></text:p>
        </text:list-item>
      </text:list>
      <text:p text:style-name="P4">//producto[@codigo = //factura[@codigo = "f01"]/item/@producto][@iva = "normal"]</text:p>
      <text:list text:continue-numbering="true" text:style-name="L1">
        <text:list-item>
          <text:p text:style-name="P9">Todas las facturas en las que se facturaron altramuces. <text:s text:c="63"/></text:p>
        </text:list-item>
      </text:list>
      <text:p text:style-name="P4">//factura[item/@producto = //producto[@nombre = "altramuces"]/@codigo]</text:p>
      <text:list text:continue-numbering="true" text:style-name="L1">
        <text:list-item>
          <text:p text:style-name="P9">El total de sandías vendidas. <text:s text:c="111"/></text:p>
        </text:list-item>
      </text:list>
      <text:p text:style-name="P4">//item[@producto = //producto[@nombre = "sandia"]/@codigo]/@cantidad</text:p>
      <text:list text:continue-numbering="true" text:style-name="L1">
        <text:list-item>
          <text:p text:style-name="P9">Las facturas emitidas a residentes en Isla Cristina. <text:s text:c="72"/></text:p>
        </text:list-item>
      </text:list>
      <text:p text:style-name="P4">//factura[@cliente = //cliente[direccion/poblacion = "Isla Cristina"]/@id]</text:p>
      <text:list text:continue-numbering="true" text:style-name="L1">
        <text:list-item>
          <text:p text:style-name="P9">Las facturas sin productos gravados con IVA normal. <text:s text:c="68"/></text:p>
        </text:list-item>
      </text:list>
      <text:p text:style-name="P4">//factura[not(item[/@producto = //producto[iva = "normal"]/@codigo])]</text:p>
      <text:list text:continue-numbering="true" text:style-name="L1">
        <text:list-item>
          <text:p text:style-name="P9">Las facturas cuyos productos están todos gravados con IVA normal. <text:s text:c="40"/></text:p>
        </text:list-item>
      </text:list>
      <text:p text:style-name="P5">//factura[item[/@producto = //producto[iva = "normal"]/@codig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9T08:55:13.178000000</meta:creation-date>
    <dc:date>2023-12-15T10:06:45.059000000</dc:date>
    <meta:editing-duration>PT3H36M20S</meta:editing-duration>
    <meta:editing-cycles>5</meta:editing-cycles>
    <meta:generator>LibreOffice/7.6.1.2$Windows_X86_64 LibreOffice_project/f5defcebd022c5bc36bbb79be232cb6926d8f674</meta:generator>
    <meta:document-statistic meta:table-count="0" meta:image-count="0" meta:object-count="0" meta:page-count="2" meta:paragraph-count="41" meta:word-count="302" meta:character-count="3524" meta:non-whitespace-character-count="1935"/>
  </office:meta>
</office:document-meta>
</file>